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user name</text:p>
          </table:table-cell>
          <table:table-cell office:value-type="string" calcext:value-type="string">
            <text:p>new user 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amho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ampare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mgrp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office:value-type="string" calcext:value-type="string">
            <text:p><text:a xlink:href="mailto:mediamain@deaftone.com" xlink:type="simple">mediamain@deaftone.com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ch</text:p>
          </table:table-cell>
          <table:table-cell office:value-type="string" calcext:value-type="string">
            <text:p>roo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ch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mgrp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office:value-type="string" calcext:value-type="string">
            <text:p>couchki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chki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mgrp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eave space for other htcp related</text:p>
          </table:table-cell>
          <table:table-cell table:number-columns-repeated="1018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office:value-type="string" calcext:value-type="string">
            <text:p><text:a xlink:href="mailto:mediaorleans@deaftone.com" xlink:type="simple">mediaorleans@deaftone.com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chtot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hmremgrp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office:value-type="string" calcext:value-type="string">
            <text:p><text:a xlink:href="mailto:totsandbox@deaftone.com" xlink:type="simple">totsandbox@deaftone.com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sandbox</text:p>
          </table:table-cell>
          <table:table-cell office:value-type="float" office:value="3002" calcext:value-type="float">
            <text:p>3002</text:p>
          </table:table-cell>
          <table:table-cell table:style-name="ce2" office:value-type="string" calcext:value-type="string">
            <text:p>hmremgrp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office:value-type="string" calcext:value-type="string">
            <text:p>KV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st users</text:p>
          </table:table-cell>
          <table:table-cell office:value-type="string" calcext:value-type="string">
            <text:p>vmuser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vmUsers</text:p>
          </table:table-cell>
          <table:table-cell office:value-type="float" office:value="4000" calcext:value-type="float">
            <text:p>4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muser2</text:p>
          </table:table-cell>
          <table:table-cell office:value-type="float" office:value="4002" calcext:value-type="float">
            <text:p>4002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17:44:28.896025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mParent </meta:initial-creator>
    <meta:creation-date>2016-02-02T18:31:12.569520914</meta:creation-date>
    <dc:date>2019-12-08T08:15:23.825798587</dc:date>
    <dc:creator>TeamParent </dc:creator>
    <meta:editing-duration>PT16H10M56S</meta:editing-duration>
    <meta:editing-cycles>6</meta:editing-cycles>
    <meta:generator>LibreOffice/6.2.8.2$Linux_X86_64 LibreOffice_project/20$Build-2</meta:generator>
    <meta:printed-by>TeamParent </meta:printed-by>
    <meta:print-date>2016-02-02T19:02:17.677385927</meta:print-date>
    <meta:document-statistic meta:table-count="1" meta:cell-count="47" meta:object-count="0"/>
  </office:meta>
</office:document-meta>
</file>